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2" style:family="graphic" style:parent-style-name="standard">
      <style:graphic-properties draw:stroke="none" svg:stroke-color="#000000" draw:fill="none" draw:fill-color="#ffffff" fo:min-height="2.227cm"/>
    </style:style>
    <style:style style:name="gr2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5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41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path draw:style-name="gr19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1" draw:layer="layout" svg:width="2.527cm" svg:height="0.772cm" draw:transform="rotate (0.823446341090769) translate (2.648cm 4.176cm)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1" draw:layer="layout" svg:width="2.527cm" svg:height="0.772cm" draw:transform="rotate (0.823446341090769) translate (5.118cm 7.13cm)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19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1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5cm" svg:height="1.835cm" draw:transform="rotate (-0.481012741850733) translate (1.984cm 2.1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6cm" svg:height="1.835cm" draw:transform="rotate (-0.481012741850733) translate (4.558cm 0.2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4.574cm 7.23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7.252cm 5.3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5.558cm 1.2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3.574cm 6.43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6.252cm 4.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2.984cm 3.1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08cm 1.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186cm 6.6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6.018cm 4.06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2.417cm 3.88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frame draw:style-name="gr22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6" draw:style-name="dp1" draw:master-page-name="標準">
        <draw:custom-shape draw:style-name="gr23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1-21T09:43:57</dc:date>
    <meta:editing-duration>PT17H33M19S</meta:editing-duration>
    <meta:editing-cycles>13</meta:editing-cycles>
    <meta:generator>OpenOffice/4.1.0$Unix OpenOffice.org_project/410m18$Build-9764</meta:generator>
    <meta:document-statistic meta:object-count="177"/>
  </office:meta>
</office:document-meta>
</file>